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prob</text:p>
          </table:table-cell>
          <table:table-cell/>
          <table:table-cell office:value-type="string" calcext:value-type="string">
            <text:p>prob</text:p>
          </table:table-cell>
          <table:table-cell/>
          <table:table-cell office:value-type="string" calcext:value-type="string">
            <text:p>prob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table:formula="of:=SUM([.B2]*[.C2])" office:value-type="float" office:value="0.759" calcext:value-type="float">
            <text:p>0.759</text:p>
          </table:table-cell>
          <table:table-cell office:value-type="float" office:value="0" calcext:value-type="float">
            <text:p>0</text:p>
          </table:table-cell>
          <table:table-cell table:formula="of:=SUM([.B2]*[.E2])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SUM([.B2]*[.G2])" office:value-type="float" office:value="1.449" calcext:value-type="float">
            <text:p>1.4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3]*[.C3])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SUM([.B3]*[.E3])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SUM([.B3]*[.G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table:formula="of:=SUM([.B4]*[.C4])"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table:formula="of:=SUM([.B4]*[.E4])"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SUM([.B4]*[.G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formula="of:=SUM([.B5]*[.C5])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SUM([.B5]*[.E5])" office:value-type="float" office:value="0.74" calcext:value-type="float">
            <text:p>0.74</text:p>
          </table:table-cell>
          <table:table-cell office:value-type="float" office:value="0.2" calcext:value-type="float">
            <text:p>0.2</text:p>
          </table:table-cell>
          <table:table-cell table:formula="of:=SUM([.B5]*[.G5])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9" calcext:value-type="float">
            <text:p>3.9</text:p>
          </table:table-cell>
          <table:table-cell office:value-type="float" office:value="0.17" calcext:value-type="float">
            <text:p>0.17</text:p>
          </table:table-cell>
          <table:table-cell table:formula="of:=SUM([.B6]*[.C6])" office:value-type="float" office:value="0.663" calcext:value-type="float">
            <text:p>0.663</text:p>
          </table:table-cell>
          <table:table-cell office:value-type="float" office:value="0" calcext:value-type="float">
            <text:p>0</text:p>
          </table:table-cell>
          <table:table-cell table:formula="of:=SUM([.B6]*[.E6])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formula="of:=SUM([.B6]*[.G6])" office:value-type="float" office:value="0.663" calcext:value-type="float">
            <text:p>0.663</text:p>
          </table:table-cell>
        </table:table-row>
        <table:table-row table:style-name="ro1">
          <table:table-cell table:number-columns-repeated="3"/>
          <table:table-cell table:formula="of:=SUM([.D2:.D6])" office:value-type="float" office:value="3.122" calcext:value-type="float">
            <text:p>3.122</text:p>
          </table:table-cell>
          <table:table-cell/>
          <table:table-cell table:formula="of:=SUM([.F2:.F6])" office:value-type="float" office:value="3.18" calcext:value-type="float">
            <text:p>3.18</text:p>
          </table:table-cell>
          <table:table-cell/>
          <table:table-cell table:formula="of:=SUM([.H2:.H6])" office:value-type="float" office:value="2.852" calcext:value-type="float">
            <text:p>2.852</text:p>
          </table:table-cell>
        </table:table-row>
        <table:table-row table:style-name="ro1">
          <table:table-cell table:number-columns-repeated="3"/>
          <table:table-cell table:formula="of:=SUM([.D4:.D6])" office:value-type="float" office:value="2.363" calcext:value-type="float">
            <text:p>2.363</text:p>
          </table:table-cell>
          <table:table-cell/>
          <table:table-cell table:formula="of:=SUM([.F4:.F6])" office:value-type="float" office:value="1.08" calcext:value-type="float">
            <text:p>1.08</text:p>
          </table:table-cell>
          <table:table-cell/>
          <table:table-cell table:formula="of:=SUM([.H4:.H6])" office:value-type="float" office:value="1.403" calcext:value-type="float">
            <text:p>1.403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nsol</text:p>
          </table:table-cell>
          <table:table-cell office:value-type="string" calcext:value-type="string">
            <text:p>treasury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53000" calcext:value-type="float">
            <text:p>453000</text:p>
          </table:table-cell>
          <table:table-cell table:formula="of:=SUM([.B14]+[.C14])" office:value-type="float" office:value="906000" calcext:value-type="float">
            <text:p>906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([.B14]*0.05)+[.B14])" office:value-type="float" office:value="475650" calcext:value-type="float">
            <text:p>475650</text:p>
          </table:table-cell>
          <table:table-cell table:formula="of:=SUM([.C14]*1.05)" office:value-type="float" office:value="475650" calcext:value-type="float">
            <text:p>475650</text:p>
          </table:table-cell>
          <table:table-cell table:formula="of:=SUM([.B15]+[.C15])" office:value-type="float" office:value="951300" calcext:value-type="float">
            <text:p>9513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([.B14]*0.05)+[.B15])" office:value-type="float" office:value="498300" calcext:value-type="float">
            <text:p>498300</text:p>
          </table:table-cell>
          <table:table-cell table:formula="of:=SUM([.C15]*1.03)" office:value-type="float" office:value="489919.5" calcext:value-type="float">
            <text:p>489919.5</text:p>
          </table:table-cell>
          <table:table-cell table:formula="of:=SUM([.B16]+[.C16])" office:value-type="float" office:value="988219.5" calcext:value-type="float">
            <text:p>988219.5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osses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u=ln(x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SUM(LN([.A21])*[.C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21]*2)" office:value-type="float" office:value="4" calcext:value-type="float">
            <text:p>4</text:p>
          </table:table-cell>
          <table:table-cell table:formula="of:=SUM(0.5^[.A22])" office:value-type="float" office:value="0.25" calcext:value-type="float">
            <text:p>0.25</text:p>
          </table:table-cell>
          <table:table-cell table:formula="of:=SUM(LN([.A22])*[.C22])" office:value-type="float" office:value="0.173286795139986" calcext:value-type="float">
            <text:p>0.173286795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B22]*2)" office:value-type="float" office:value="8" calcext:value-type="float">
            <text:p>8</text:p>
          </table:table-cell>
          <table:table-cell table:formula="of:=SUM(0.5^[.A23])" office:value-type="float" office:value="0.125" calcext:value-type="float">
            <text:p>0.125</text:p>
          </table:table-cell>
          <table:table-cell table:formula="of:=SUM(LN([.A23])*[.C23])" office:value-type="float" office:value="0.137326536083514" calcext:value-type="float">
            <text:p>0.137326536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23]*2)" office:value-type="float" office:value="16" calcext:value-type="float">
            <text:p>16</text:p>
          </table:table-cell>
          <table:table-cell table:formula="of:=SUM(0.5^[.A24])" office:value-type="float" office:value="0.0625" calcext:value-type="float">
            <text:p>0.0625</text:p>
          </table:table-cell>
          <table:table-cell table:formula="of:=SUM(LN([.A24])*[.C24])" office:value-type="float" office:value="0.0866433975699932" calcext:value-type="float">
            <text:p>0.08664339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B24]*2)" office:value-type="float" office:value="32" calcext:value-type="float">
            <text:p>32</text:p>
          </table:table-cell>
          <table:table-cell table:formula="of:=SUM(0.5^[.A25])" office:value-type="float" office:value="0.03125" calcext:value-type="float">
            <text:p>0.03125</text:p>
          </table:table-cell>
          <table:table-cell table:formula="of:=SUM(LN([.A25])*[.C25])" office:value-type="float" office:value="0.0502949347635656" calcext:value-type="float">
            <text:p>0.050294934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B25]*2)" office:value-type="float" office:value="64" calcext:value-type="float">
            <text:p>64</text:p>
          </table:table-cell>
          <table:table-cell table:formula="of:=SUM(0.5^[.A26])" office:value-type="float" office:value="0.015625" calcext:value-type="float">
            <text:p>0.015625</text:p>
          </table:table-cell>
          <table:table-cell table:formula="of:=SUM(LN([.A26])*[.C26])" office:value-type="float" office:value="0.0279962417066884" calcext:value-type="float">
            <text:p>0.027996241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B26]*2)" office:value-type="float" office:value="128" calcext:value-type="float">
            <text:p>128</text:p>
          </table:table-cell>
          <table:table-cell table:formula="of:=SUM(0.5^[.A27])" office:value-type="float" office:value="0.0078125" calcext:value-type="float">
            <text:p>0.0078125</text:p>
          </table:table-cell>
          <table:table-cell table:formula="of:=SUM(LN([.A27])*[.C27])" office:value-type="float" office:value="0.0152024230394946" calcext:value-type="float">
            <text:p>0.0152024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B27]*2)" office:value-type="float" office:value="256" calcext:value-type="float">
            <text:p>256</text:p>
          </table:table-cell>
          <table:table-cell table:formula="of:=SUM(0.5^[.A28])" office:value-type="float" office:value="0.00390625" calcext:value-type="float">
            <text:p>0.00390625</text:p>
          </table:table-cell>
          <table:table-cell table:formula="of:=SUM(LN([.A28])*[.C28])" office:value-type="float" office:value="0.00812281852218686" calcext:value-type="float">
            <text:p>0.008122818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B28]*2)" office:value-type="float" office:value="512" calcext:value-type="float">
            <text:p>512</text:p>
          </table:table-cell>
          <table:table-cell table:formula="of:=SUM(0.5^[.A29])" office:value-type="float" office:value="0.001953125" calcext:value-type="float">
            <text:p>0.001953125</text:p>
          </table:table-cell>
          <table:table-cell table:formula="of:=SUM(LN([.A29])*[.C29])" office:value-type="float" office:value="0.0042914542526098" calcext:value-type="float">
            <text:p>0.004291454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B29]*2)" office:value-type="float" office:value="1024" calcext:value-type="float">
            <text:p>1024</text:p>
          </table:table-cell>
          <table:table-cell table:formula="of:=SUM(0.5^[.A30])" office:value-type="float" office:value="0.0009765625" calcext:value-type="float">
            <text:p>0.0009765625</text:p>
          </table:table-cell>
          <table:table-cell table:formula="of:=SUM(LN([.A30])*[.C30])" office:value-type="float" office:value="0.002248618254877" calcext:value-type="float">
            <text:p>0.00224861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B30]*2)" office:value-type="float" office:value="2048" calcext:value-type="float">
            <text:p>2048</text:p>
          </table:table-cell>
          <table:table-cell table:formula="of:=SUM(0.5^[.A31])" office:value-type="float" office:value="0.00048828125" calcext:value-type="float">
            <text:p>0.0004882813</text:p>
          </table:table-cell>
          <table:table-cell table:formula="of:=SUM(LN([.A31])*[.C31])" office:value-type="float" office:value="0.00117084730117108" calcext:value-type="float">
            <text:p>0.0011708473</text:p>
          </table:table-cell>
          <table:table-cell table:number-columns-repeated="4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5:34:32.163097990</meta:creation-date>
    <dc:date>2014-11-03T21:50:41.121127368</dc:date>
    <meta:editing-duration>PT6H57S</meta:editing-duration>
    <meta:editing-cycles>3</meta:editing-cycles>
    <meta:generator>LibreOffice/4.1.3.2$Linux_X86_64 LibreOffice_project/410m0$Build-2</meta:generator>
    <meta:document-statistic meta:table-count="1" meta:cell-count="115" meta:object-count="0"/>
  </office:meta>
</office:document-meta>
</file>